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Azu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Sudowoodo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 Incense</text:p>
          </table:table-cell>
        </table:table-row>
        <table:table-row table:style-name="ro1">
          <table:table-cell office:value-type="string" calcext:value-type="string">
            <text:p>Wobbuffet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Mantine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ve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5T21:44:31.699146151</dc:date>
    <meta:editing-duration>PT11H20M19S</meta:editing-duration>
    <meta:editing-cycles>8</meta:editing-cycles>
    <meta:generator>LibreOffice/7.3.7.2$Linux_X86_64 LibreOffice_project/30$Build-2</meta:generator>
    <meta:document-statistic meta:table-count="1" meta:cell-count="30" meta:object-count="0"/>
  </office:meta>
</office:document-meta>
</file>